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91.68mm" svg:height="107.92mm" svg:x="204.11mm" svg:y="7.04mm">
            <draw:object draw:notify-on-update-of-ranges="Hoja1.B5:Hoja1.B5 Hoja1.B6:Hoja1.B9 Hoja1.C5:Hoja1.C5 Hoja1.C6:Hoja1.C9 Hoja1.D5:Hoja1.D5 Hoja1.D6:Hoja1.D9 Hoja1.E5:Hoja1.E5 Hoja1.E6:Hoja1.E9 Hoja1.F5:Hoja1.F5 Hoja1.F6:Hoja1.F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2.14mm" svg:height="106.58mm" svg:x="32.24mm" svg:y="201.31mm">
            <draw:object draw:notify-on-update-of-ranges="Hoja1.B27:Hoja1.B27 Hoja1.B28:Hoja1.B31 Hoja1.C27:Hoja1.C27 Hoja1.C28:Hoja1.C31 Hoja1.D27:Hoja1.D27 Hoja1.D28:Hoja1.D31 Hoja1.E27:Hoja1.E27 Hoja1.E28:Hoja1.E31 Hoja1.F27:Hoja1.F27 Hoja1.F28:Hoja1.F31 Hoja1.G27:Hoja1.G27 Hoja1.G28:Hoja1.G31 Hoja1.H27:Hoja1.H27 Hoja1.H28:Hoja1.H31 Hoja1.I27:Hoja1.I27 Hoja1.I28:Hoja1.I31 Hoja1.J27:Hoja1.J27 Hoja1.J28:Hoja1.J31 Hoja1.K27:Hoja1.K27 Hoja1.K28:Hoja1.K31 Hoja1.L27:Hoja1.L27 Hoja1.L28:Hoja1.L31 Hoja1.M27:Hoja1.M27 Hoja1.M28:Hoja1.M31 Hoja1.N27:Hoja1.N27 Hoja1.N28:Hoja1.N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3" table:default-cell-style-name="Default"/>
        <table:table-row table:style-name="ro1" table:number-rows-repeated="3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2">
          <table:table-cell/>
          <table:table-cell table:style-name="ce1" office:value-type="string" calcext:value-type="string">
            <text:p>TAMAÑO</text:p>
          </table:table-cell>
          <table:table-cell table:style-name="ce1" office:value-type="string" calcext:value-type="string">
            <text:p>1 thread</text:p>
          </table:table-cell>
          <table:table-cell table:style-name="ce1" office:value-type="string" calcext:value-type="string">
            <text:p>2 thread</text:p>
          </table:table-cell>
          <table:table-cell table:style-name="ce1" office:value-type="string" calcext:value-type="string">
            <text:p>3 thread</text:p>
          </table:table-cell>
          <table:table-cell table:style-name="ce1" office:value-type="string" calcext:value-type="string">
            <text:p>4 thread</text:p>
          </table:table-cell>
          <table:table-cell table:number-columns-repeated="8"/>
        </table:table-row>
        <table:table-row table:style-name="ro2">
          <table:table-cell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002185287" calcext:value-type="float">
            <text:p>0,002185287</text:p>
          </table:table-cell>
          <table:table-cell table:style-name="ce2" office:value-type="float" office:value="0.001005411" calcext:value-type="float">
            <text:p>0,001005411</text:p>
          </table:table-cell>
          <table:table-cell table:style-name="ce2" office:value-type="float" office:value="0.00120743" calcext:value-type="float">
            <text:p>0,00120743</text:p>
          </table:table-cell>
          <table:table-cell table:style-name="ce2" office:value-type="float" office:value="0.000714785" calcext:value-type="float">
            <text:p>0,000714785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0.153015694" calcext:value-type="float">
            <text:p>0,153015694</text:p>
          </table:table-cell>
          <table:table-cell table:style-name="ce1" office:value-type="float" office:value="0.070207024" calcext:value-type="float">
            <text:p>0,070207024</text:p>
          </table:table-cell>
          <table:table-cell table:style-name="ce1" office:value-type="float" office:value="0.063555089" calcext:value-type="float">
            <text:p>0,063555089</text:p>
          </table:table-cell>
          <table:table-cell table:style-name="ce1" office:value-type="float" office:value="0.047212427" calcext:value-type="float">
            <text:p>0,047212427</text:p>
          </table:table-cell>
          <table:table-cell table:number-columns-repeated="8"/>
        </table:table-row>
        <table:table-row table:style-name="ro2">
          <table:table-cell/>
          <table:table-cell table:style-name="ce2" office:value-type="float" office:value="830" calcext:value-type="float">
            <text:p>830</text:p>
          </table:table-cell>
          <table:table-cell table:style-name="ce2" office:value-type="float" office:value="1.388343581" calcext:value-type="float">
            <text:p>1,388343581</text:p>
          </table:table-cell>
          <table:table-cell table:style-name="ce2" office:value-type="float" office:value="0.683116753" calcext:value-type="float">
            <text:p>0,683116753</text:p>
          </table:table-cell>
          <table:table-cell table:style-name="ce2" office:value-type="float" office:value="0.571721595" calcext:value-type="float">
            <text:p>0,571721595</text:p>
          </table:table-cell>
          <table:table-cell table:style-name="ce2" office:value-type="float" office:value="0.670158669" calcext:value-type="float">
            <text:p>0,670158669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float" office:value="1205" calcext:value-type="float">
            <text:p>1205</text:p>
          </table:table-cell>
          <table:table-cell table:style-name="ce1" office:value-type="float" office:value="5.971616782" calcext:value-type="float">
            <text:p>5,971616782</text:p>
          </table:table-cell>
          <table:table-cell table:style-name="ce1" office:value-type="float" office:value="2.901850236" calcext:value-type="float">
            <text:p>2,901850236</text:p>
          </table:table-cell>
          <table:table-cell table:style-name="ce1" office:value-type="float" office:value="1.996355292" calcext:value-type="float">
            <text:p>1,996355292</text:p>
          </table:table-cell>
          <table:table-cell table:style-name="ce1" office:value-type="float" office:value="1.828835837" calcext:value-type="float">
            <text:p>1,828835837</text:p>
          </table:table-cell>
          <table:table-cell table:number-columns-repeated="8"/>
        </table:table-row>
        <table:table-row table:style-name="ro1" table:number-rows-repeated="17">
          <table:table-cell table:number-columns-repeated="14"/>
        </table:table-row>
        <table:table-row table:style-name="ro2">
          <table:table-cell/>
          <table:table-cell table:style-name="ce3" office:value-type="string" calcext:value-type="string">
            <text:p>TAMAÑO</text:p>
          </table:table-cell>
          <table:table-cell table:style-name="ce3" office:value-type="string" calcext:value-type="string">
            <text:p>1 thread</text:p>
          </table:table-cell>
          <table:table-cell table:style-name="ce3" office:value-type="string" calcext:value-type="string">
            <text:p>2 thread</text:p>
          </table:table-cell>
          <table:table-cell table:style-name="ce3" office:value-type="string" calcext:value-type="string">
            <text:p>3 thread</text:p>
          </table:table-cell>
          <table:table-cell table:style-name="ce3" office:value-type="string" calcext:value-type="string">
            <text:p>4 thread</text:p>
          </table:table-cell>
          <table:table-cell table:style-name="ce3" office:value-type="string" calcext:value-type="string">
            <text:p>5 thread</text:p>
          </table:table-cell>
          <table:table-cell table:style-name="ce3" office:value-type="string" calcext:value-type="string">
            <text:p>6 thread</text:p>
          </table:table-cell>
          <table:table-cell table:style-name="ce3" office:value-type="string" calcext:value-type="string">
            <text:p>7 thread</text:p>
          </table:table-cell>
          <table:table-cell table:style-name="ce3" office:value-type="string" calcext:value-type="string">
            <text:p>8 thread</text:p>
          </table:table-cell>
          <table:table-cell table:style-name="ce3" office:value-type="string" calcext:value-type="string">
            <text:p>9 thread</text:p>
          </table:table-cell>
          <table:table-cell table:style-name="ce3" office:value-type="string" calcext:value-type="string">
            <text:p>10 thread</text:p>
          </table:table-cell>
          <table:table-cell table:style-name="ce3" office:value-type="string" calcext:value-type="string">
            <text:p>11 thread</text:p>
          </table:table-cell>
          <table:table-cell table:style-name="ce3" office:value-type="string" calcext:value-type="string">
            <text:p>12 thread</text:p>
          </table:table-cell>
        </table:table-row>
        <table:table-row table:style-name="ro2">
          <table:table-cell/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0.004736759" calcext:value-type="float">
            <text:p>0,004736759</text:p>
          </table:table-cell>
          <table:table-cell table:style-name="ce4" office:value-type="float" office:value="0.00248934" calcext:value-type="float">
            <text:p>0,00248934</text:p>
          </table:table-cell>
          <table:table-cell table:style-name="ce4" office:value-type="float" office:value="0.001311503" calcext:value-type="float">
            <text:p>0,001311503</text:p>
          </table:table-cell>
          <table:table-cell table:style-name="ce4" office:value-type="float" office:value="0.000942707" calcext:value-type="float">
            <text:p>0,000942707</text:p>
          </table:table-cell>
          <table:table-cell table:style-name="ce4" office:value-type="float" office:value="0.000854582" calcext:value-type="float">
            <text:p>0,000854582</text:p>
          </table:table-cell>
          <table:table-cell table:style-name="ce4" office:value-type="float" office:value="0.000649583" calcext:value-type="float">
            <text:p>0,000649583</text:p>
          </table:table-cell>
          <table:table-cell table:style-name="ce4" office:value-type="float" office:value="0.000814199" calcext:value-type="float">
            <text:p>0,000814199</text:p>
          </table:table-cell>
          <table:table-cell table:style-name="ce4" office:value-type="float" office:value="0.000524033" calcext:value-type="float">
            <text:p>0,000524033</text:p>
          </table:table-cell>
          <table:table-cell table:style-name="ce4" office:value-type="float" office:value="0.000645265" calcext:value-type="float">
            <text:p>0,000645265</text:p>
          </table:table-cell>
          <table:table-cell table:style-name="ce4" office:value-type="float" office:value="0.000437111" calcext:value-type="float">
            <text:p>0,000437111</text:p>
          </table:table-cell>
          <table:table-cell table:style-name="ce4" office:value-type="float" office:value="0.000398118" calcext:value-type="float">
            <text:p>0,000398118</text:p>
          </table:table-cell>
          <table:table-cell table:style-name="ce4" office:value-type="float" office:value="0.000368923" calcext:value-type="float">
            <text:p>0,000368923</text:p>
          </table:table-cell>
        </table:table-row>
        <table:table-row table:style-name="ro2">
          <table:table-cell/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0.247123986" calcext:value-type="float">
            <text:p>0,247123986</text:p>
          </table:table-cell>
          <table:table-cell table:style-name="ce3" office:value-type="float" office:value="0.38296504" calcext:value-type="float">
            <text:p>0,38296504</text:p>
          </table:table-cell>
          <table:table-cell table:style-name="ce3" office:value-type="float" office:value="0.09152396" calcext:value-type="float">
            <text:p>0,09152396</text:p>
          </table:table-cell>
          <table:table-cell table:style-name="ce3" office:value-type="float" office:value="0.074499626" calcext:value-type="float">
            <text:p>0,074499626</text:p>
          </table:table-cell>
          <table:table-cell table:style-name="ce3" office:value-type="float" office:value="0.060606144" calcext:value-type="float">
            <text:p>0,060606144</text:p>
          </table:table-cell>
          <table:table-cell table:style-name="ce3" office:value-type="float" office:value="0.053907599" calcext:value-type="float">
            <text:p>0,053907599</text:p>
          </table:table-cell>
          <table:table-cell table:style-name="ce3" office:value-type="float" office:value="0.046736334" calcext:value-type="float">
            <text:p>0,046736334</text:p>
          </table:table-cell>
          <table:table-cell table:style-name="ce3" office:value-type="float" office:value="0.040320266" calcext:value-type="float">
            <text:p>0,040320266</text:p>
          </table:table-cell>
          <table:table-cell table:style-name="ce3" office:value-type="float" office:value="0.0333222" calcext:value-type="float">
            <text:p>0,0333222</text:p>
          </table:table-cell>
          <table:table-cell table:style-name="ce3" office:value-type="float" office:value="0.027028061" calcext:value-type="float">
            <text:p>0,027028061</text:p>
          </table:table-cell>
          <table:table-cell table:style-name="ce3" office:value-type="float" office:value="0.02605373" calcext:value-type="float">
            <text:p>0,02605373</text:p>
          </table:table-cell>
          <table:table-cell table:style-name="ce3" office:value-type="float" office:value="0.019439008" calcext:value-type="float">
            <text:p>0,019439008</text:p>
          </table:table-cell>
        </table:table-row>
        <table:table-row table:style-name="ro2">
          <table:table-cell/>
          <table:table-cell table:style-name="ce4" office:value-type="float" office:value="830" calcext:value-type="float">
            <text:p>830</text:p>
          </table:table-cell>
          <table:table-cell table:style-name="ce4" office:value-type="float" office:value="5.880426969" calcext:value-type="float">
            <text:p>5,880426969</text:p>
          </table:table-cell>
          <table:table-cell table:style-name="ce4" office:value-type="float" office:value="3.107342768" calcext:value-type="float">
            <text:p>3,107342768</text:p>
          </table:table-cell>
          <table:table-cell table:style-name="ce4" office:value-type="float" office:value="2.195836637" calcext:value-type="float">
            <text:p>2,195836637</text:p>
          </table:table-cell>
          <table:table-cell table:style-name="ce4" office:value-type="float" office:value="1.677204285" calcext:value-type="float">
            <text:p>1,677204285</text:p>
          </table:table-cell>
          <table:table-cell table:style-name="ce4" office:value-type="float" office:value="1.345133252" calcext:value-type="float">
            <text:p>1,345133252</text:p>
          </table:table-cell>
          <table:table-cell table:style-name="ce4" office:value-type="float" office:value="1.144857887" calcext:value-type="float">
            <text:p>1,144857887</text:p>
          </table:table-cell>
          <table:table-cell table:style-name="ce4" office:value-type="float" office:value="0.961022329" calcext:value-type="float">
            <text:p>0,961022329</text:p>
          </table:table-cell>
          <table:table-cell table:style-name="ce4" office:value-type="float" office:value="0.863937989" calcext:value-type="float">
            <text:p>0,863937989</text:p>
          </table:table-cell>
          <table:table-cell table:style-name="ce4" office:value-type="float" office:value="0.761235166" calcext:value-type="float">
            <text:p>0,761235166</text:p>
          </table:table-cell>
          <table:table-cell table:style-name="ce4" office:value-type="float" office:value="0.679989737" calcext:value-type="float">
            <text:p>0,679989737</text:p>
          </table:table-cell>
          <table:table-cell table:style-name="ce4" office:value-type="float" office:value="0.626850542" calcext:value-type="float">
            <text:p>0,626850542</text:p>
          </table:table-cell>
          <table:table-cell table:style-name="ce4" office:value-type="float" office:value="0.567520343" calcext:value-type="float">
            <text:p>0,567520343</text:p>
          </table:table-cell>
        </table:table-row>
        <table:table-row table:style-name="ro2">
          <table:table-cell/>
          <table:table-cell table:style-name="ce3" office:value-type="float" office:value="1205" calcext:value-type="float">
            <text:p>1205</text:p>
          </table:table-cell>
          <table:table-cell table:style-name="ce3" office:value-type="float" office:value="18.154316157" calcext:value-type="float">
            <text:p>18,154316157</text:p>
          </table:table-cell>
          <table:table-cell table:style-name="ce3" office:value-type="float" office:value="9.11389586" calcext:value-type="float">
            <text:p>9,11389586</text:p>
          </table:table-cell>
          <table:table-cell table:style-name="ce3" office:value-type="float" office:value="4.588118177" calcext:value-type="float">
            <text:p>4,588118177</text:p>
          </table:table-cell>
          <table:table-cell table:style-name="ce3" office:value-type="float" office:value="4.940340113" calcext:value-type="float">
            <text:p>4,940340113</text:p>
          </table:table-cell>
          <table:table-cell table:style-name="ce3" office:value-type="float" office:value="4.207592349" calcext:value-type="float">
            <text:p>4,207592349</text:p>
          </table:table-cell>
          <table:table-cell table:style-name="ce3" office:value-type="float" office:value="3.385066852" calcext:value-type="float">
            <text:p>3,385066852</text:p>
          </table:table-cell>
          <table:table-cell table:style-name="ce3" office:value-type="float" office:value="2.963227935" calcext:value-type="float">
            <text:p>2,963227935</text:p>
          </table:table-cell>
          <table:table-cell table:style-name="ce3" office:value-type="float" office:value="2.65921472" calcext:value-type="float">
            <text:p>2,65921472</text:p>
          </table:table-cell>
          <table:table-cell table:style-name="ce3" office:value-type="float" office:value="2.384052098" calcext:value-type="float">
            <text:p>2,384052098</text:p>
          </table:table-cell>
          <table:table-cell table:style-name="ce3" office:value-type="float" office:value="2.124642592" calcext:value-type="float">
            <text:p>2,124642592</text:p>
          </table:table-cell>
          <table:table-cell table:style-name="ce3" office:value-type="float" office:value="1.960177928" calcext:value-type="float">
            <text:p>1,960177928</text:p>
          </table:table-cell>
          <table:table-cell table:style-name="ce3" office:value-type="float" office:value="1.80886168" calcext:value-type="float">
            <text:p>1,808861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14:47:16.986480963</meta:creation-date>
    <dc:date>2020-05-01T15:08:39.472961832</dc:date>
    <meta:editing-duration>PT8M31S</meta:editing-duration>
    <meta:editing-cycles>1</meta:editing-cycles>
    <meta:document-statistic meta:table-count="1" meta:cell-count="90" meta:object-count="2"/>
    <meta:generator>LibreOffice/6.2.8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169cm" svg:height="10.793cm" xlink:href=".." xlink:type="simple" chart:class="chart:line" chart:style-name="ch1">
        <chart:title svg:x="9.196cm" svg:y="0.351cm" chart:style-name="ch2">
          <text:p>PC</text:p>
        </chart:title>
        <chart:legend chart:legend-position="end" svg:x="16.581cm" svg:y="4.35cm" style:legend-expansion="high" chart:style-name="ch3"/>
        <chart:plot-area chart:style-name="ch4" table:cell-range-address="Hoja1.B5:Hoja1.F9" chart:data-source-has-labels="both" svg:x="0.675cm" svg:y="1.345cm" svg:width="15.814cm" svg:height="9.232cm">
          <chartooo:coordinate-region svg:x="1.111cm" svg:y="1.544cm" svg:width="15.006cm" svg:height="8.386cm"/>
          <chart:axis chart:dimension="x" chart:name="primary-x" chart:style-name="ch5" chartooo:axis-type="auto">
            <chartooo:date-scale/>
            <chart:title svg:x="7.85cm" svg:y="10.233cm" chart:style-name="ch6">
              <text:p>TAMAÑO</text:p>
            </chart:title>
            <chart:categories table:cell-range-address="Hoja1.B6:Hoja1.B9"/>
          </chart:axis>
          <chart:axis chart:dimension="y" chart:name="primary-y" chart:style-name="ch5">
            <chart:title svg:x="0cm" svg:y="6.614cm" chart:style-name="ch7">
              <text:p>TIEMPO</text:p>
            </chart:title>
            <chart:grid chart:style-name="ch8" chart:class="major"/>
          </chart:axis>
          <chart:series chart:style-name="ch9" chart:values-cell-range-address="Hoja1.C6:Hoja1.C9" chart:label-cell-address="Hoja1.C5:Hoja1.C5" chart:class="chart:line">
            <chart:data-point chart:repeated="4"/>
          </chart:series>
          <chart:series chart:style-name="ch10" chart:values-cell-range-address="Hoja1.D6:Hoja1.D9" chart:label-cell-address="Hoja1.D5:Hoja1.D5" chart:class="chart:line">
            <chart:data-point chart:repeated="4"/>
          </chart:series>
          <chart:series chart:style-name="ch11" chart:values-cell-range-address="Hoja1.E6:Hoja1.E9" chart:label-cell-address="Hoja1.E5:Hoja1.E5" chart:class="chart:line">
            <chart:data-point chart:repeated="4"/>
          </chart:series>
          <chart:series chart:style-name="ch12" chart:values-cell-range-address="Hoja1.F6:Hoja1.F9" chart:label-cell-address="Hoja1.F5:Hoja1.F5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Hoja1.C5:Hoja1.C5</svg:desc>
                </draw:g>
              </table:table-cell>
              <table:table-cell office:value-type="string">
                <text:p>2 thread</text:p>
                <draw:g>
                  <svg:desc>Hoja1.D5:Hoja1.D5</svg:desc>
                </draw:g>
              </table:table-cell>
              <table:table-cell office:value-type="string">
                <text:p>3 thread</text:p>
                <draw:g>
                  <svg:desc>Hoja1.E5:Hoja1.E5</svg:desc>
                </draw:g>
              </table:table-cell>
              <table:table-cell office:value-type="string">
                <text:p>4 thread</text:p>
                <draw:g>
                  <svg:desc>Hoja1.F5:Hoja1.F5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Hoja1.B6:Hoja1.B9</svg:desc>
                </draw:g>
              </table:table-cell>
              <table:table-cell office:value-type="float" office:value="0.002185287">
                <text:p>0.002185287</text:p>
                <draw:g>
                  <svg:desc>Hoja1.C6:Hoja1.C9</svg:desc>
                </draw:g>
              </table:table-cell>
              <table:table-cell office:value-type="float" office:value="0.001005411">
                <text:p>0.001005411</text:p>
                <draw:g>
                  <svg:desc>Hoja1.D6:Hoja1.D9</svg:desc>
                </draw:g>
              </table:table-cell>
              <table:table-cell office:value-type="float" office:value="0.00120743">
                <text:p>0.00120743</text:p>
                <draw:g>
                  <svg:desc>Hoja1.E6:Hoja1.E9</svg:desc>
                </draw:g>
              </table:table-cell>
              <table:table-cell office:value-type="float" office:value="0.000714785">
                <text:p>0.000714785</text:p>
                <draw:g>
                  <svg:desc>Hoja1.F6:Hoja1.F9</svg:desc>
                </draw:g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153015694">
                <text:p>0.153015694</text:p>
              </table:table-cell>
              <table:table-cell office:value-type="float" office:value="0.070207024">
                <text:p>0.070207024</text:p>
              </table:table-cell>
              <table:table-cell office:value-type="float" office:value="0.063555089">
                <text:p>0.063555089</text:p>
              </table:table-cell>
              <table:table-cell office:value-type="float" office:value="0.047212427">
                <text:p>0.047212427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1.388343581">
                <text:p>1.388343581</text:p>
              </table:table-cell>
              <table:table-cell office:value-type="float" office:value="0.683116753">
                <text:p>0.683116753</text:p>
              </table:table-cell>
              <table:table-cell office:value-type="float" office:value="0.571721595">
                <text:p>0.571721595</text:p>
              </table:table-cell>
              <table:table-cell office:value-type="float" office:value="0.670158669">
                <text:p>0.670158669</text:p>
              </table:table-cell>
            </table:table-row>
            <table:table-row>
              <table:table-cell office:value-type="float" office:value="1205">
                <text:p>1205</text:p>
              </table:table-cell>
              <table:table-cell office:value-type="float" office:value="5.971616782">
                <text:p>5.971616782</text:p>
              </table:table-cell>
              <table:table-cell office:value-type="float" office:value="2.901850236">
                <text:p>2.901850236</text:p>
              </table:table-cell>
              <table:table-cell office:value-type="float" office:value="1.996355292">
                <text:p>1.996355292</text:p>
              </table:table-cell>
              <table:table-cell office:value-type="float" office:value="1.828835837">
                <text:p>1.8288358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1.215cm" svg:height="10.659cm" xlink:href=".." xlink:type="simple" chart:class="chart:line" chart:style-name="ch1">
        <chart:title svg:x="9.532cm" svg:y="0.349cm" chart:style-name="ch2">
          <text:p>ATCGRID</text:p>
        </chart:title>
        <chart:legend chart:legend-position="end" svg:x="18.442cm" svg:y="2.291cm" style:legend-expansion="high" chart:style-name="ch3"/>
        <chart:plot-area chart:style-name="ch4" table:cell-range-address="Hoja1.B27:Hoja1.N31" chart:data-source-has-labels="both" svg:x="0.525cm" svg:y="1.347cm" svg:width="16.364cm" svg:height="8.778cm">
          <chartooo:coordinate-region svg:x="1.146cm" svg:y="1.546cm" svg:width="15.371cm" svg:height="7.932cm"/>
          <chart:axis chart:dimension="x" chart:name="primary-x" chart:style-name="ch5" chartooo:axis-type="auto">
            <chartooo:date-scale/>
            <chart:title svg:x="7.975cm" svg:y="10.099cm" chart:style-name="ch6">
              <text:p>TAMAÑO</text:p>
            </chart:title>
            <chart:categories table:cell-range-address="Hoja1.B28:Hoja1.B31"/>
          </chart:axis>
          <chart:axis chart:dimension="y" chart:name="primary-y" chart:style-name="ch5">
            <chart:title svg:x="0cm" svg:y="6.389cm" chart:style-name="ch7">
              <text:p>TIEMPO</text:p>
            </chart:title>
            <chart:grid chart:style-name="ch8" chart:class="major"/>
          </chart:axis>
          <chart:series chart:style-name="ch9" chart:values-cell-range-address="Hoja1.C28:Hoja1.C31" chart:label-cell-address="Hoja1.C27:Hoja1.C27" chart:class="chart:line">
            <chart:data-point chart:repeated="4"/>
          </chart:series>
          <chart:series chart:style-name="ch10" chart:values-cell-range-address="Hoja1.D28:Hoja1.D31" chart:label-cell-address="Hoja1.D27:Hoja1.D27" chart:class="chart:line">
            <chart:data-point chart:repeated="4"/>
          </chart:series>
          <chart:series chart:style-name="ch11" chart:values-cell-range-address="Hoja1.E28:Hoja1.E31" chart:label-cell-address="Hoja1.E27:Hoja1.E27" chart:class="chart:line">
            <chart:data-point chart:repeated="4"/>
          </chart:series>
          <chart:series chart:style-name="ch12" chart:values-cell-range-address="Hoja1.F28:Hoja1.F31" chart:label-cell-address="Hoja1.F27:Hoja1.F27" chart:class="chart:line">
            <chart:data-point chart:repeated="4"/>
          </chart:series>
          <chart:series chart:style-name="ch13" chart:values-cell-range-address="Hoja1.G28:Hoja1.G31" chart:label-cell-address="Hoja1.G27:Hoja1.G27" chart:class="chart:line">
            <chart:data-point chart:repeated="4"/>
          </chart:series>
          <chart:series chart:style-name="ch14" chart:values-cell-range-address="Hoja1.H28:Hoja1.H31" chart:label-cell-address="Hoja1.H27:Hoja1.H27" chart:class="chart:line">
            <chart:data-point chart:repeated="4"/>
          </chart:series>
          <chart:series chart:style-name="ch15" chart:values-cell-range-address="Hoja1.I28:Hoja1.I31" chart:label-cell-address="Hoja1.I27:Hoja1.I27" chart:class="chart:line">
            <chart:data-point chart:repeated="4"/>
          </chart:series>
          <chart:series chart:style-name="ch16" chart:values-cell-range-address="Hoja1.J28:Hoja1.J31" chart:label-cell-address="Hoja1.J27:Hoja1.J27" chart:class="chart:line">
            <chart:data-point chart:repeated="4"/>
          </chart:series>
          <chart:series chart:style-name="ch17" chart:values-cell-range-address="Hoja1.K28:Hoja1.K31" chart:label-cell-address="Hoja1.K27:Hoja1.K27" chart:class="chart:line">
            <chart:data-point chart:repeated="4"/>
          </chart:series>
          <chart:series chart:style-name="ch18" chart:values-cell-range-address="Hoja1.L28:Hoja1.L31" chart:label-cell-address="Hoja1.L27:Hoja1.L27" chart:class="chart:line">
            <chart:data-point chart:repeated="4"/>
          </chart:series>
          <chart:series chart:style-name="ch19" chart:values-cell-range-address="Hoja1.M28:Hoja1.M31" chart:label-cell-address="Hoja1.M27:Hoja1.M27" chart:class="chart:line">
            <chart:data-point chart:repeated="4"/>
          </chart:series>
          <chart:series chart:style-name="ch20" chart:values-cell-range-address="Hoja1.N28:Hoja1.N31" chart:label-cell-address="Hoja1.N27:Hoja1.N27" chart:class="chart:line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Hoja1.C27:Hoja1.C27</svg:desc>
                </draw:g>
              </table:table-cell>
              <table:table-cell office:value-type="string">
                <text:p>2 thread</text:p>
                <draw:g>
                  <svg:desc>Hoja1.D27:Hoja1.D27</svg:desc>
                </draw:g>
              </table:table-cell>
              <table:table-cell office:value-type="string">
                <text:p>3 thread</text:p>
                <draw:g>
                  <svg:desc>Hoja1.E27:Hoja1.E27</svg:desc>
                </draw:g>
              </table:table-cell>
              <table:table-cell office:value-type="string">
                <text:p>4 thread</text:p>
                <draw:g>
                  <svg:desc>Hoja1.F27:Hoja1.F27</svg:desc>
                </draw:g>
              </table:table-cell>
              <table:table-cell office:value-type="string">
                <text:p>5 thread</text:p>
                <draw:g>
                  <svg:desc>Hoja1.G27:Hoja1.G27</svg:desc>
                </draw:g>
              </table:table-cell>
              <table:table-cell office:value-type="string">
                <text:p>6 thread</text:p>
                <draw:g>
                  <svg:desc>Hoja1.H27:Hoja1.H27</svg:desc>
                </draw:g>
              </table:table-cell>
              <table:table-cell office:value-type="string">
                <text:p>7 thread</text:p>
                <draw:g>
                  <svg:desc>Hoja1.I27:Hoja1.I27</svg:desc>
                </draw:g>
              </table:table-cell>
              <table:table-cell office:value-type="string">
                <text:p>8 thread</text:p>
                <draw:g>
                  <svg:desc>Hoja1.J27:Hoja1.J27</svg:desc>
                </draw:g>
              </table:table-cell>
              <table:table-cell office:value-type="string">
                <text:p>9 thread</text:p>
                <draw:g>
                  <svg:desc>Hoja1.K27:Hoja1.K27</svg:desc>
                </draw:g>
              </table:table-cell>
              <table:table-cell office:value-type="string">
                <text:p>10 thread</text:p>
                <draw:g>
                  <svg:desc>Hoja1.L27:Hoja1.L27</svg:desc>
                </draw:g>
              </table:table-cell>
              <table:table-cell office:value-type="string">
                <text:p>11 thread</text:p>
                <draw:g>
                  <svg:desc>Hoja1.M27:Hoja1.M27</svg:desc>
                </draw:g>
              </table:table-cell>
              <table:table-cell office:value-type="string">
                <text:p>12 thread</text:p>
                <draw:g>
                  <svg:desc>Hoja1.N27:Hoja1.N27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Hoja1.B28:Hoja1.B31</svg:desc>
                </draw:g>
              </table:table-cell>
              <table:table-cell office:value-type="float" office:value="0.004736759">
                <text:p>0.004736759</text:p>
                <draw:g>
                  <svg:desc>Hoja1.C28:Hoja1.C31</svg:desc>
                </draw:g>
              </table:table-cell>
              <table:table-cell office:value-type="float" office:value="0.00248934">
                <text:p>0.00248934</text:p>
                <draw:g>
                  <svg:desc>Hoja1.D28:Hoja1.D31</svg:desc>
                </draw:g>
              </table:table-cell>
              <table:table-cell office:value-type="float" office:value="0.001311503">
                <text:p>0.001311503</text:p>
                <draw:g>
                  <svg:desc>Hoja1.E28:Hoja1.E31</svg:desc>
                </draw:g>
              </table:table-cell>
              <table:table-cell office:value-type="float" office:value="0.000942707">
                <text:p>0.000942707</text:p>
                <draw:g>
                  <svg:desc>Hoja1.F28:Hoja1.F31</svg:desc>
                </draw:g>
              </table:table-cell>
              <table:table-cell office:value-type="float" office:value="0.000854582">
                <text:p>0.000854582</text:p>
                <draw:g>
                  <svg:desc>Hoja1.G28:Hoja1.G31</svg:desc>
                </draw:g>
              </table:table-cell>
              <table:table-cell office:value-type="float" office:value="0.000649583">
                <text:p>0.000649583</text:p>
                <draw:g>
                  <svg:desc>Hoja1.H28:Hoja1.H31</svg:desc>
                </draw:g>
              </table:table-cell>
              <table:table-cell office:value-type="float" office:value="0.000814199">
                <text:p>0.000814199</text:p>
                <draw:g>
                  <svg:desc>Hoja1.I28:Hoja1.I31</svg:desc>
                </draw:g>
              </table:table-cell>
              <table:table-cell office:value-type="float" office:value="0.000524033">
                <text:p>0.000524033</text:p>
                <draw:g>
                  <svg:desc>Hoja1.J28:Hoja1.J31</svg:desc>
                </draw:g>
              </table:table-cell>
              <table:table-cell office:value-type="float" office:value="0.000645265">
                <text:p>0.000645265</text:p>
                <draw:g>
                  <svg:desc>Hoja1.K28:Hoja1.K31</svg:desc>
                </draw:g>
              </table:table-cell>
              <table:table-cell office:value-type="float" office:value="0.000437111">
                <text:p>0.000437111</text:p>
                <draw:g>
                  <svg:desc>Hoja1.L28:Hoja1.L31</svg:desc>
                </draw:g>
              </table:table-cell>
              <table:table-cell office:value-type="float" office:value="0.000398118">
                <text:p>0.000398118</text:p>
                <draw:g>
                  <svg:desc>Hoja1.M28:Hoja1.M31</svg:desc>
                </draw:g>
              </table:table-cell>
              <table:table-cell office:value-type="float" office:value="0.000368923">
                <text:p>0.000368923</text:p>
                <draw:g>
                  <svg:desc>Hoja1.N28:Hoja1.N31</svg:desc>
                </draw:g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247123986">
                <text:p>0.247123986</text:p>
              </table:table-cell>
              <table:table-cell office:value-type="float" office:value="0.38296504">
                <text:p>0.38296504</text:p>
              </table:table-cell>
              <table:table-cell office:value-type="float" office:value="0.09152396">
                <text:p>0.09152396</text:p>
              </table:table-cell>
              <table:table-cell office:value-type="float" office:value="0.074499626">
                <text:p>0.074499626</text:p>
              </table:table-cell>
              <table:table-cell office:value-type="float" office:value="0.060606144">
                <text:p>0.060606144</text:p>
              </table:table-cell>
              <table:table-cell office:value-type="float" office:value="0.053907599">
                <text:p>0.053907599</text:p>
              </table:table-cell>
              <table:table-cell office:value-type="float" office:value="0.046736334">
                <text:p>0.046736334</text:p>
              </table:table-cell>
              <table:table-cell office:value-type="float" office:value="0.040320266">
                <text:p>0.040320266</text:p>
              </table:table-cell>
              <table:table-cell office:value-type="float" office:value="0.0333222">
                <text:p>0.0333222</text:p>
              </table:table-cell>
              <table:table-cell office:value-type="float" office:value="0.027028061">
                <text:p>0.027028061</text:p>
              </table:table-cell>
              <table:table-cell office:value-type="float" office:value="0.02605373">
                <text:p>0.02605373</text:p>
              </table:table-cell>
              <table:table-cell office:value-type="float" office:value="0.019439008">
                <text:p>0.019439008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5.880426969">
                <text:p>5.880426969</text:p>
              </table:table-cell>
              <table:table-cell office:value-type="float" office:value="3.107342768">
                <text:p>3.107342768</text:p>
              </table:table-cell>
              <table:table-cell office:value-type="float" office:value="2.195836637">
                <text:p>2.195836637</text:p>
              </table:table-cell>
              <table:table-cell office:value-type="float" office:value="1.677204285">
                <text:p>1.677204285</text:p>
              </table:table-cell>
              <table:table-cell office:value-type="float" office:value="1.345133252">
                <text:p>1.345133252</text:p>
              </table:table-cell>
              <table:table-cell office:value-type="float" office:value="1.144857887">
                <text:p>1.144857887</text:p>
              </table:table-cell>
              <table:table-cell office:value-type="float" office:value="0.961022329">
                <text:p>0.961022329</text:p>
              </table:table-cell>
              <table:table-cell office:value-type="float" office:value="0.863937989">
                <text:p>0.863937989</text:p>
              </table:table-cell>
              <table:table-cell office:value-type="float" office:value="0.761235166">
                <text:p>0.761235166</text:p>
              </table:table-cell>
              <table:table-cell office:value-type="float" office:value="0.679989737">
                <text:p>0.679989737</text:p>
              </table:table-cell>
              <table:table-cell office:value-type="float" office:value="0.626850542">
                <text:p>0.626850542</text:p>
              </table:table-cell>
              <table:table-cell office:value-type="float" office:value="0.567520343">
                <text:p>0.567520343</text:p>
              </table:table-cell>
            </table:table-row>
            <table:table-row>
              <table:table-cell office:value-type="float" office:value="1205">
                <text:p>1205</text:p>
              </table:table-cell>
              <table:table-cell office:value-type="float" office:value="18.154316157">
                <text:p>18.154316157</text:p>
              </table:table-cell>
              <table:table-cell office:value-type="float" office:value="9.11389586">
                <text:p>9.11389586</text:p>
              </table:table-cell>
              <table:table-cell office:value-type="float" office:value="4.588118177">
                <text:p>4.588118177</text:p>
              </table:table-cell>
              <table:table-cell office:value-type="float" office:value="4.940340113">
                <text:p>4.940340113</text:p>
              </table:table-cell>
              <table:table-cell office:value-type="float" office:value="4.207592349">
                <text:p>4.207592349</text:p>
              </table:table-cell>
              <table:table-cell office:value-type="float" office:value="3.385066852">
                <text:p>3.385066852</text:p>
              </table:table-cell>
              <table:table-cell office:value-type="float" office:value="2.963227935">
                <text:p>2.963227935</text:p>
              </table:table-cell>
              <table:table-cell office:value-type="float" office:value="2.65921472">
                <text:p>2.65921472</text:p>
              </table:table-cell>
              <table:table-cell office:value-type="float" office:value="2.384052098">
                <text:p>2.384052098</text:p>
              </table:table-cell>
              <table:table-cell office:value-type="float" office:value="2.124642592">
                <text:p>2.124642592</text:p>
              </table:table-cell>
              <table:table-cell office:value-type="float" office:value="1.960177928">
                <text:p>1.960177928</text:p>
              </table:table-cell>
              <table:table-cell office:value-type="float" office:value="1.80886168">
                <text:p>1.808861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